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6269d" officeooo:paragraph-rsid="0006269d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 /quality?address={ADDRESS} – получение качества воды по заданному адресу</text:p>
      <text:p text:style-name="P1"/>
      <text:p text:style-name="P1">GET /marks – получение всех меток по карте</text:p>
      <text:p text:style-name="P1"/>
      <text:p text:style-name="P1">POST /mark – создание новой метки</text:p>
      <text:p text:style-name="P1"/>
      <text:p text:style-name="P1">mark:</text:p>
      <text:p text:style-name="P1"><text:tab/>type<text:tab/>string</text:p>
      <text:p text:style-name="P1"><text:tab/>text<text:tab/>string</text:p>
      <text:p text:style-name="P1"><text:tab/>x<text:tab/>string</text:p>
      <text:p text:style-name="P1"><text:tab/>y <text:tab/>string</text:p>
      <text:p text:style-name="P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2:43:12.664698253</meta:creation-date>
    <dc:date>2023-10-23T22:54:10.495863815</dc:date>
    <meta:editing-duration>PT10M58S</meta:editing-duration>
    <meta:editing-cycles>1</meta:editing-cycles>
    <meta:document-statistic meta:table-count="0" meta:image-count="0" meta:object-count="0" meta:page-count="1" meta:paragraph-count="9" meta:word-count="29" meta:character-count="200" meta:non-whitespace-character-count="170"/>
    <meta:generator>LibreOffice/7.6.0.3$Linux_X86_64 LibreOffice_project/60$Build-3</meta:generator>
  </office:meta>
</office:document-meta>
</file>